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c0504d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4dbb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4f81bd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d19049" style:font-name="Calibri1" fo:font-size="11pt" fo:font-weight="normal" fo:background-color="transparent" style:font-name-asian="Calibri1" style:font-name-complex="Calibri1"/>
    </style:style>
    <style:style style:name="T1" style:family="text">
      <style:text-properties fo:color="#d16349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5d305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05d305" fo:background-color="#00ffff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05d305" fo:background-color="#00ffff" loext:char-shading-value="0" style:font-name-asian="Calibri1" style:font-name-complex="Calibri1"/>
    </style:style>
    <style:style style:name="T6" style:family="text">
      <style:text-properties fo:color="#004dbb" style:font-name="Calibri1" fo:font-size="11pt" fo:font-weight="normal" fo:background-color="transparent" loext:char-shading-value="0" style:font-name-asian="Calibri1" style:font-name-complex="Calibri1"/>
    </style:style>
    <style:style style:name="T7" style:family="text">
      <style:text-properties fo:color="#00b050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fo:color="#4bacc6" style:font-name="Calibri1" fo:font-size="11pt" fo:font-weight="normal" fo:background-color="transparent" loext:char-shading-value="0" style:font-name-asian="Calibri1" style:font-name-complex="Calibri1"/>
    </style:style>
    <style:style style:name="T9" style:family="text">
      <style:text-properties fo:color="#4f81bd" style:font-name="Calibri1" fo:font-size="11pt" fo:font-weight="normal" fo:background-color="transparent" loext:char-shading-value="0" style:font-name-asian="Calibri1" style:font-name-complex="Calibri1"/>
    </style:style>
    <style:style style:name="T10" style:family="text">
      <style:text-properties fo:color="#f79646" style:font-name="Calibri1" fo:font-size="11pt" fo:font-weight="normal" fo:background-color="transparent" loext:char-shading-value="0" style:font-name-asian="Calibri1" style:font-name-complex="Calibri1"/>
    </style:style>
    <style:style style:name="T11" style:family="text">
      <style:text-properties fo:color="#d19049" style:font-name="Calibri1" fo:font-size="11pt" fo:font-weight="normal" fo:background-color="transparent" loext:char-shading-value="0" style:font-name-asian="Calibri1" style:font-name-complex="Calibri1"/>
    </style:style>
    <style:style style:name="T12" style:family="text">
      <style:text-properties officeooo:rsid="0003ef41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00ffff" loext:char-shading-value="0"/>
    </style:style>
    <style:style style:name="T16" style:family="text">
      <style:text-properties fo:background-color="#00ffff" loext:char-shading-value="0"/>
    </style:style>
    <style:style style:name="T17" style:family="text">
      <style:text-properties fo:background-color="#00ff7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vidual Contribution <text:s/>Report</text:p>
      <text:p text:style-name="P3">Priyotosh Saha</text:p>
      <text:p text:style-name="P4">Roll N0-1705869</text:p>
      <text:p text:style-name="P4">Section-CS 11</text:p>
      <text:p text:style-name="P4">Submission Date-</text:p>
      <text:p text:style-name="P5"/>
      <text:p text:style-name="P5"/>
      <text:p text:style-name="P1"><text:span text:style-name="T6"><text:s text:c="4"/>Abstract </text:span><text:span text:style-name="T2">: <text:s text:c="3"/>In this “</text:span><text:span text:style-name="T5">WEB DEVELOPERS</text:span><text:span text:style-name="T3">”</text:span><text:span text:style-name="T2"> project </text:span></text:p>
      <text:p text:style-name="P4"><text:s text:c="22"/>() I was taken the responsibility </text:p>
      <text:p text:style-name="P4"><text:s text:c="23"/>to <text:s/>design the one of the most important</text:p>
      <text:p text:style-name="P4"><text:s text:c="21"/>part of the website,The <text:span text:style-name="T17">HTML FORM</text:span></text:p>
      <text:p text:style-name="P4"><text:s text:c="21"/>page.It gives us the idea of how to create</text:p>
      <text:p text:style-name="P4"><text:s text:c="20"/>a signup form or registration form or many</text:p>
      <text:p text:style-name="P4"><text:s text:c="21"/>more types of forms.I have used advanced</text:p>
      <text:p text:style-name="P4"><text:s text:c="21"/>HTML and CSS technique to make this FORM</text:p>
      <text:p text:style-name="P4"><text:s text:c="21"/>TAG and REGISTRATION FORM page more attractive</text:p>
      <text:p text:style-name="P4"><text:s text:c="21"/>to the user.I have made the FORM thinking of <text:s/>far</text:p>
      <text:p text:style-name="P4"><text:s text:c="21"/>better User-Interface.</text:p>
      <text:p text:style-name="P1"><text:span text:style-name="T2"><text:s text:c="3"/></text:span><text:span text:style-name="T7">Design Implementation/Description: <text:s/></text:span><text:span text:style-name="T2">FORMS are enclosed in </text:span></text:p>
      <text:p text:style-name="P4"><text:s text:c="23"/>the HTML form tag.This tag specifies the communication </text:p>
      <text:p text:style-name="P4"><text:s text:c="23"/>endpoint the data entered into the form should be submitted</text:p>
      <text:p text:style-name="P4"><text:s text:c="23"/>to,and the method of submitting the data,GET or POST.</text:p>
      <text:p text:style-name="P1"><text:span text:style-name="T8"><text:s text:c="5"/>Elements</text:span><text:span text:style-name="T2">:</text:span></text:p>
      <text:p text:style-name="P4"><text:s text:c="13"/>Forms can be made up of standard graphical user interface elements:</text:p>
      <text:p text:style-name="P6"/>
      <text:p text:style-name="P1"><text:span text:style-name="T9"><text:s text:c="13"/>text </text:span><text:span text:style-name="T2">— I have used simple text box that allows input of a single line of text.</text:span></text:p>
      <text:p text:style-name="P1"><text:span text:style-name="T9"><text:s text:c="13"/>email </text:span><text:span text:style-name="T2">- I have used a type of text that requires a partially validated email address.</text:span></text:p>
      <text:p text:style-name="P1"><text:span text:style-name="T9"><text:s text:c="13"/>number </text:span><text:span text:style-name="T2">-I have used a type of text that requires a number.</text:span></text:p>
      <text:p text:style-name="P1"><text:span text:style-name="T9"><text:s text:c="13"/>password </text:span><text:span text:style-name="T2">— I have similar to text, it is used for security purposes, in which the <text:s text:c="21"/></text:span><text:soft-page-break/><text:span text:style-name="T2">characters.</text:span></text:p>
      <text:p text:style-name="P1"><text:span text:style-name="T9"><text:s text:c="12"/>radio </text:span><text:span text:style-name="T2">—I have used a radio button.</text:span></text:p>
      <text:p text:style-name="P1"><text:span text:style-name="T9"><text:s text:c="13"/>file </text:span><text:span text:style-name="T2">—I have used a file select control for uploading a file</text:span></text:p>
      <text:p text:style-name="P1"><text:span text:style-name="T8"><text:s text:c="10"/>reset </text:span><text:span text:style-name="T2">—I have used a reset button that, when activated, tells the browser to restore the values</text:span></text:p>
      <text:p text:style-name="P4"><text:s text:c="10"/>to their initial values.</text:p>
      <text:p text:style-name="P1"><text:span text:style-name="T9"><text:s text:c="8"/>submit </text:span><text:span text:style-name="T2">— I have a button that tells the browser to take action on the form (typically to send it to a server).</text:span></text:p>
      <text:p text:style-name="P1"><text:span text:style-name="T9"><text:s text:c="8"/>textarea </text:span><text:span text:style-name="T2">—I have used the much like <text:s/>text input field except a textarea allows for multiple rows of data to </text:span></text:p>
      <text:p text:style-name="P4"><text:s text:c="9"/>be shown and entered.</text:p>
      <text:p text:style-name="P1"><text:span text:style-name="T9"><text:s text:c="6"/>select </text:span><text:span text:style-name="T2">—I have used a drop-down list that displays a list of items a user can select from.</text:span></text:p>
      <text:p text:style-name="P4"><text:s text:c="4"/>The sample image on the right shows most of these elements:</text:p>
      <text:p text:style-name="P4"/>
      <text:p text:style-name="P4"><text:s text:c="6"/>a text box asking for your name</text:p>
      <text:p text:style-name="P4"><text:s text:c="5"/>a pair of radio buttons asking you to pick your sex</text:p>
      <text:p text:style-name="P4"><text:s text:c="6"/>a select box giving you a list of eye colors to choose from</text:p>
      <text:p text:style-name="P4"><text:s text:c="6"/>a pair of check boxes to click on if they apply to you</text:p>
      <text:p text:style-name="P4"><text:s text:c="6"/>a text area to describe your athletic ability</text:p>
      <text:p text:style-name="P4"><text:s text:c="7"/>a submit button to send it to the server</text:p>
      <text:p text:style-name="P4"><text:s text:c="5"/>These basic elements provide most common graphical user interface (GUI) elements, but not all. </text:p>
      <text:p text:style-name="P4"/>
      <text:p text:style-name="P4"><text:s text:c="3"/></text:p>
      <text:p text:style-name="P1"><text:span text:style-name="T2"><text:s text:c="2"/></text:span><text:span text:style-name="T10">Submission: <text:s/></text:span><text:span text:style-name="T2">When data that has been entered into HTML forms is submitted, the names and values</text:span></text:p>
      <text:p text:style-name="P4"><text:s text:c="27"/>in the form elements are encoded and sent to the server in an HTTP request message using GET or POST.</text:p>
      <text:p text:style-name="P4"><text:s text:c="26"/>Historically, an email transport was also used.[5] The default mime type, Internet media type application</text:p>
      <text:p text:style-name="P4"><text:s text:c="25"/>/x-www-form-urlencoded, is based on a very early version of the general URI percent-encoding rules, with</text:p>
      <text:p text:style-name="P4"><text:s text:c="25"/>a number of modifications such as newline normalization and replacing spaces with "+" instead of "%20". </text:p>
      <text:p text:style-name="P4"><text:soft-page-break/><text:s text:c="23"/>Another possible encoding, Internet media type multipart/form-data, is also available and is <text:s text:c="5"/>common for </text:p>
      <text:p text:style-name="P4"><text:s text:c="23"/>POST-based file submissions.</text:p>
      <text:p text:style-name="P7"/>
      <text:p text:style-name="P7"/>
      <text:p text:style-name="P1"><text:span text:style-name="T11"><text:s text:c="7"/>Acknowledgements</text:span><text:span text:style-name="T2">:</text:span></text:p>
      <text:p text:style-name="P4"><text:s text:c="7"/>I am thankful to Prof.Sital Dash for giving us the Oppurtunity to work on this team project</text:p>
      <text:p text:style-name="P4"><text:s text:c="7"/>which helped me to learn and nourish my skills on Web Desigining <text:s/>and Development.Is also </text:p>
      <text:p text:style-name="P4"><text:s text:c="6"/>helps me to work on a project with collaboration that helped me to develop my team </text:p>
      <text:p text:style-name="P4"><text:s text:c="5"/>management Skills.</text:p>
      <text:p text:style-name="P4"/>
      <text:p text:style-name="P4"><text:s text:c="14"/><text:span text:style-name="T14">References::</text:span></text:p>
      <text:p text:style-name="P4"><text:s text:c="14"/>*Youtube </text:p>
      <text:p text:style-name="P4"><text:s text:c="15"/>*Bootstrap</text:p>
      <text:p text:style-name="P4"><text:s text:c="15"/>*W3 Schools</text:p>
      <text:p text:style-name="P4"><text:s text:c="12"/></text:p>
      <text:p text:style-name="P1"><text:span text:style-name="T1"><text:s text:c="8"/>CONCLUSIONS</text:span><text:span text:style-name="T2">:</text:span></text:p>
      <text:p text:style-name="P4"><text:s text:c="15"/>It ends up with a very attractive HTML FORM PAGE with better user interface and</text:p>
      <text:p text:style-name="P4"><text:s text:c="15"/>import my every concepts of HTML in it. Thank You MAM for this innivative project.</text:p>
      <text:p text:style-name="P4"><text:s text:c="62"/></text:p>
      <text:p text:style-name="P5"/>
      <text:p text:style-name="P5"><text:s text:c="107"/>Th<text:span text:style-name="T12">an</text:span>king YOU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16:06:23.756000000</dc:date>
    <meta:editing-duration>PT7M21S</meta:editing-duration>
    <meta:editing-cycles>2</meta:editing-cycles>
    <meta:generator>LibreOffice/5.3.3.2$Windows_X86_64 LibreOffice_project/3d9a8b4b4e538a85e0782bd6c2d430bafe583448</meta:generator>
    <meta:document-statistic meta:table-count="0" meta:image-count="0" meta:object-count="0" meta:page-count="3" meta:paragraph-count="65" meta:word-count="572" meta:character-count="4255" meta:non-whitespace-character-count="2748"/>
  </office:meta>
</office:document-meta>
</file>